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50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33 kWh</text:p>
          </table:table-cell>
          <table:table-cell office:value-type="float" office:value="752.63" calcext:value-type="float">
            <text:p>752.63</text:p>
          </table:table-cell>
          <table:table-cell office:value-type="string" calcext:value-type="string">
            <text:p>09-01-2018</text:p>
          </table:table-cell>
          <table:table-cell office:value-type="string" calcext:value-type="string">
            <text:p>06-02-2018</text:p>
          </table:table-cell>
          <table:table-cell office:value-type="float" office:value="4.4" calcext:value-type="float">
            <text:p>4.4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97.52" calcext:value-type="float">
            <text:p>-397.52</text:p>
          </table:table-cell>
          <table:table-cell office:value-type="string" calcext:value-type="string">
            <text:p>T-0</text:p>
          </table:table-cell>
          <table:table-cell office:value-type="float" office:value="443.98" calcext:value-type="float">
            <text:p>443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40 kWh</text:p>
          </table:table-cell>
          <table:table-cell office:value-type="float" office:value="803.86" calcext:value-type="float">
            <text:p>803.86</text:p>
          </table:table-cell>
          <table:table-cell office:value-type="string" calcext:value-type="string">
            <text:p>09-12-2017</text:p>
          </table:table-cell>
          <table:table-cell office:value-type="string" calcext:value-type="string">
            <text:p>09-01-2018</text:p>
          </table:table-cell>
          <table:table-cell office:value-type="float" office:value="4.63" calcext:value-type="float">
            <text:p>4.63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24.57" calcext:value-type="float">
            <text:p>-424.57</text:p>
          </table:table-cell>
          <table:table-cell office:value-type="string" calcext:value-type="string">
            <text:p>T-0</text:p>
          </table:table-cell>
          <table:table-cell office:value-type="float" office:value="468.07" calcext:value-type="float">
            <text:p>468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49 kWh</text:p>
          </table:table-cell>
          <table:table-cell office:value-type="float" office:value="869.55" calcext:value-type="float">
            <text:p>869.55</text:p>
          </table:table-cell>
          <table:table-cell office:value-type="string" calcext:value-type="string">
            <text:p>07-11-2017</text:p>
          </table:table-cell>
          <table:table-cell office:value-type="string" calcext:value-type="string">
            <text:p>09-12-2017</text:p>
          </table:table-cell>
          <table:table-cell office:value-type="float" office:value="4.94" calcext:value-type="float">
            <text:p>4.9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59.29" calcext:value-type="float">
            <text:p>-459.29</text:p>
          </table:table-cell>
          <table:table-cell office:value-type="string" calcext:value-type="string">
            <text:p>T-0</text:p>
          </table:table-cell>
          <table:table-cell office:value-type="float" office:value="499.01" calcext:value-type="float">
            <text:p>499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31" calcext:value-type="float">
            <text:p>5.3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63 kWh</text:p>
          </table:table-cell>
          <table:table-cell office:value-type="float" office:value="967.09" calcext:value-type="float">
            <text:p>967.09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07-11-2017</text:p>
          </table:table-cell>
          <table:table-cell office:value-type="float" office:value="11.33" calcext:value-type="float">
            <text:p>11.3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9.36" calcext:value-type="float">
            <text:p>1149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6.16" calcext:value-type="float">
            <text:p>6.1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63 kWh</text:p>
          </table:table-cell>
          <table:table-cell office:value-type="float" office:value="963.14" calcext:value-type="float">
            <text:p>963.14</text:p>
          </table:table-cell>
          <table:table-cell office:value-type="string" calcext:value-type="string">
            <text:p>06-09-2017</text:p>
          </table:table-cell>
          <table:table-cell office:value-type="string" calcext:value-type="string">
            <text:p>07-10-2017</text:p>
          </table:table-cell>
          <table:table-cell office:value-type="float" office:value="11.28" calcext:value-type="float">
            <text:p>11.2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5.54" calcext:value-type="float">
            <text:p>1145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5.73" calcext:value-type="float">
            <text:p>5.73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89 kWh</text:p>
          </table:table-cell>
          <table:table-cell office:value-type="float" office:value="1144.88" calcext:value-type="float">
            <text:p>1144.88</text:p>
          </table:table-cell>
          <table:table-cell office:value-type="string" calcext:value-type="string">
            <text:p>07-08-2017</text:p>
          </table:table-cell>
          <table:table-cell office:value-type="string" calcext:value-type="string">
            <text:p>06-09-2017</text:p>
          </table:table-cell>
          <table:table-cell office:value-type="float" office:value="13.09" calcext:value-type="float">
            <text:p>13.0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7.99" calcext:value-type="float">
            <text:p>1327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3.09" calcext:value-type="float">
            <text:p>13.09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96 kWh</text:p>
          </table:table-cell>
          <table:table-cell office:value-type="float" office:value="1190.17" calcext:value-type="float">
            <text:p>1190.17</text:p>
          </table:table-cell>
          <table:table-cell office:value-type="string" calcext:value-type="string">
            <text:p>07-07-2017</text:p>
          </table:table-cell>
          <table:table-cell office:value-type="string" calcext:value-type="string">
            <text:p>07-08-2017</text:p>
          </table:table-cell>
          <table:table-cell office:value-type="float" office:value="13.54" calcext:value-type="float">
            <text:p>13.5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80.42" calcext:value-type="float">
            <text:p>1380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75 kWh</text:p>
          </table:table-cell>
          <table:table-cell office:value-type="float" office:value="1036.41" calcext:value-type="float">
            <text:p>1036.41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07-07-2017</text:p>
          </table:table-cell>
          <table:table-cell office:value-type="float" office:value="11.99" calcext:value-type="float">
            <text:p>11.9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11.35" calcext:value-type="float">
            <text:p>1211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81 kWh</text:p>
          </table:table-cell>
          <table:table-cell office:value-type="float" office:value="1056.86" calcext:value-type="float">
            <text:p>1056.86</text:p>
          </table:table-cell>
          <table:table-cell office:value-type="string" calcext:value-type="string">
            <text:p>08-05-2017</text:p>
          </table:table-cell>
          <table:table-cell office:value-type="string" calcext:value-type="string">
            <text:p>07-06-2017</text:p>
          </table:table-cell>
          <table:table-cell office:value-type="float" office:value="12.19" calcext:value-type="float">
            <text:p>12.1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31.32" calcext:value-type="float">
            <text:p>1231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28 kWh</text:p>
          </table:table-cell>
          <table:table-cell office:value-type="float" office:value="1370.41" calcext:value-type="float">
            <text:p>1370.41</text:p>
          </table:table-cell>
          <table:table-cell office:value-type="string" calcext:value-type="string">
            <text:p>06-04-2017</text:p>
          </table:table-cell>
          <table:table-cell office:value-type="string" calcext:value-type="string">
            <text:p>08-05-2017</text:p>
          </table:table-cell>
          <table:table-cell office:value-type="float" office:value="15.33" calcext:value-type="float">
            <text:p>15.3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48.21" calcext:value-type="float">
            <text:p>1548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45 kWh</text:p>
          </table:table-cell>
          <table:table-cell office:value-type="float" office:value="793.98" calcext:value-type="float">
            <text:p>793.98</text:p>
          </table:table-cell>
          <table:table-cell office:value-type="string" calcext:value-type="string">
            <text:p>08-03-2017</text:p>
          </table:table-cell>
          <table:table-cell office:value-type="string" calcext:value-type="string">
            <text:p>22-04-2017</text:p>
          </table:table-cell>
          <table:table-cell office:value-type="float" office:value="4.57" calcext:value-type="float">
            <text:p>4.57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18.56" calcext:value-type="float">
            <text:p>-418.56</text:p>
          </table:table-cell>
          <table:table-cell office:value-type="string" calcext:value-type="string">
            <text:p>T-0</text:p>
          </table:table-cell>
          <table:table-cell office:value-type="float" office:value="461.1" calcext:value-type="float">
            <text:p>46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59 kWh</text:p>
          </table:table-cell>
          <table:table-cell office:value-type="float" office:value="891.94" calcext:value-type="float">
            <text:p>891.94</text:p>
          </table:table-cell>
          <table:table-cell office:value-type="string" calcext:value-type="string">
            <text:p>08-03-2017</text:p>
          </table:table-cell>
          <table:table-cell office:value-type="string" calcext:value-type="string">
            <text:p>06-04-2017</text:p>
          </table:table-cell>
          <table:table-cell office:value-type="float" office:value="10.54" calcext:value-type="float">
            <text:p>10.5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4.27" calcext:value-type="float">
            <text:p>1064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42 kWh</text:p>
          </table:table-cell>
          <table:table-cell office:value-type="float" office:value="769.28" calcext:value-type="float">
            <text:p>769.28</text:p>
          </table:table-cell>
          <table:table-cell office:value-type="string" calcext:value-type="string">
            <text:p>06-02-2017</text:p>
          </table:table-cell>
          <table:table-cell office:value-type="string" calcext:value-type="string">
            <text:p>08-03-2017</text:p>
          </table:table-cell>
          <table:table-cell office:value-type="float" office:value="4.45" calcext:value-type="float">
            <text:p>4.4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05.54" calcext:value-type="float">
            <text:p>-405.54</text:p>
          </table:table-cell>
          <table:table-cell office:value-type="string" calcext:value-type="string">
            <text:p>T-0</text:p>
          </table:table-cell>
          <table:table-cell office:value-type="float" office:value="448.97" calcext:value-type="float">
            <text:p>448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39:00.007000000</meta:creation-date>
    <dc:date>2018-03-26T18:43:09.672000000</dc:date>
    <meta:editing-duration>PT4M10S</meta:editing-duration>
    <meta:editing-cycles>1</meta:editing-cycles>
    <meta:document-statistic meta:table-count="1" meta:cell-count="162" meta:object-count="0"/>
    <meta:generator>LibreOffice/5.3.4.2$Windows_x86 LibreOffice_project/f82d347ccc0be322489bf7da61d7e4ad13fe2ff3</meta:generator>
  </office:meta>
</office:document-meta>
</file>